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HttpHandlerAdapter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AsyncListener.handleTimeoutOrError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rvletHttpHandlerAdapter.get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ttpHandlerAdapter.init( Servle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AsyncListener.onTimeout(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HttpHandlerAsyncListener.delegateError( AsyncListener listener ,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HttpHandlerAdapter.ServletHttpHandlerAdapter( HttpHandler httpHandl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HttpHandlerAdapter.runIfAsyncNotComplete( AsyncContext asyncContext , AtomicBoolean isCompleted , Runnable tas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andlerResultSubscriber.onNext( Void aVo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ervletHttpHandlerAdapter.getServlet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ttpHandlerAdapter.destro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ttpHandlerAsyncListener.onError( AsyncEvent ev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ervletHttpHandlerAdapter.createResponse( HttpServletResponse response , AsyncContext context , ServletServerHttp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andlerResultSubscriber.onError( Throwable e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ServletHttpHandlerAdapter.createRequest( HttpServletRequest request , AsyncContext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andlerResultSubscriber.HandlerResultSubscriber( AsyncContext asyncContext , AtomicBoolean completionFlag , String log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HttpHandlerAsyncListener.onStartAsync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andlerResultSubscriber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ttpHandlerAsyncListener.delegateComplete( AsyncListener listener ,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rvletHttpHandlerAdapter.get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ttpHandlerAsyncListener.HttpHandlerAsyncListener( AsyncListener requestAsyncListener , AsyncListener responseAsyncListener , Runnable handlerDisposeTask , AtomicBoolean completionFlag , String log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ttpHandlerAsyncListener.onComplete( Async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ttpHandlerAsyncListener.delegateTimeout( AsyncListener listener , Async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andlerResultSubscriber.onSubscribe( Subscription sub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HttpHandlerAdapter.service( ServletRequest request , ServletResponse respons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ServletHttpHandlerAdapter.setDataBufferFactory( DataBufferFactory dataBuffer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ervletHttpHandlerAdapter.getBuffer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rvletHttpHandlerAdapter.getServletPath( ServletConfig confi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ServletHttpHandlerAdapter.setBufferSize( int buffer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HandlerResultSubscriber.onComple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